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723c" officeooo:paragraph-rsid="001f723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f723c" officeooo:paragraph-rsid="001f723c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1f723c" officeooo:paragraph-rsid="001f723c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f723c" officeooo:paragraph-rsid="001f723c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Streamer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GST_DEBUG=3 ./untitled</text:p>
          </table:table-cell>
          <table:table-cell table:style-name="Table1.B1" office:value-type="string">
            <text:p text:style-name="P3">Run application with debug info</text:p>
          </table:table-cell>
        </table:table-row>
        <table:table-row>
          <table:table-cell table:style-name="Table1.A2" office:value-type="string">
            <text:p text:style-name="P4">v4l2-ctl –list-formats-ext</text:p>
          </table:table-cell>
          <table:table-cell table:style-name="Table1.B2" office:value-type="string">
            <text:p text:style-name="P3">Show camera format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9:29:43.162268689</meta:creation-date>
    <dc:date>2024-11-23T19:47:37.382533153</dc:date>
    <meta:editing-duration>PT3M31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5" meta:word-count="13" meta:character-count="107" meta:non-whitespace-character-count="99"/>
  </office:meta>
</office:document-meta>
</file>